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" svg:font-family="Inter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308dc" officeooo:paragraph-rsid="000308dc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308dc" officeooo:paragraph-rsid="000308dc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style:text-underline-style="none" fo:font-weight="bold" style:font-weight-asian="bold" style:font-weight-complex="bold"/>
    </style:style>
    <style:style style:name="T1" style:family="text">
      <style:text-properties fo:color="#bcbec4" loext:opacity="100%" style:font-name="Inter" fo:font-size="10pt" fo:font-style="normal" fo:font-weight="normal" style:font-size-asian="10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>Lien <text:s/>Github du projet 1</text:p>
      <text:p text:style-name="Standard"/>
      <text:p text:style-name="Standard"><text:a xlink:type="simple" xlink:href="https://github.com/noumbisdenccformation/todo-api" text:style-name="Internet_20_link" text:visited-style-name="Visited_20_Internet_20_Link">https://github.com/noumbisdenccformation/todo-api</text:a></text:p>
      <text:p text:style-name="Standard"/>
      <text:p text:style-name="Standard"/>
      <text:p text:style-name="P3">API exposée sur Swagger (URL de la documentation)</text:p>
      <text:p text:style-name="Standard"/>
      <text:p text:style-name="Standard"><text:a xlink:type="simple" xlink:href="http://localhost:8080/swagger-ui/index.html#/" text:style-name="Internet_20_link" text:visited-style-name="Visited_20_Internet_20_Link">http://localhost:8080/swagger-ui/index.html#/</text:a></text:p>
      <text:p text:style-name="Standard"/>
      <text:p text:style-name="Standard"/>
      <text:p text:style-name="P3">Un fichier README expliquant comment lancer l’API</text:p>
      <text:p text:style-name="P3"/>
      <text:p text:style-name="P4"><text:span text:style-name="T1">README.md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" svg:font-family="Inter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4T15:05:08.764528254</meta:creation-date>
    <dc:date>2025-05-24T15:16:03.460871055</dc:date>
    <meta:editing-duration>PT8M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6" meta:word-count="23" meta:character-count="225" meta:non-whitespace-character-count="207"/>
  </office:meta>
</office:document-meta>
</file>